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TermVector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Vector.getTermFrequ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Vector.indexOf( String term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gmentTermVector.SegmentTermVector( String field , String terms [ ] , int termFreq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TermVecto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Vecto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gmentTermVector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Vector.indexesOf( String [ ] termNumbers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